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MethodArgumentResolverTests.handle( Model model , Map &lt; String , Object &gt; map , @ RequestBody Map &lt; String , Object &gt; annotatedMap , ModelMap modelMap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elMethodArgumentResolverTests.testResolveArgument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